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[contact.afnor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17T11:14:10.820991833</dc:date>
    <meta:editing-duration>PT4M49S</meta:editing-duration>
    <meta:editing-cycles>10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789" meta:non-whitespace-character-count="696"/>
  </office:meta>
</office:document-meta>
</file>